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Nada" svg:font-family="Na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cm" fo:line-height="100%" fo:text-align="end" style:justify-single-word="false"/>
      <style:text-properties style:font-name="Nada"/>
    </style:style>
    <style:style style:name="P2" style:family="paragraph" style:parent-style-name="Standard">
      <style:paragraph-properties fo:margin-top="0cm" fo:margin-bottom="0cm" fo:line-height="100%" fo:text-align="center" style:justify-single-word="false"/>
      <style:text-properties style:font-name="Nada"/>
    </style:style>
    <style:style style:name="P3" style:family="paragraph" style:parent-style-name="Standard">
      <style:paragraph-properties fo:margin-top="0cm" fo:margin-bottom="0cm" fo:line-height="100%" fo:text-align="center" style:justify-single-word="false"/>
      <style:text-properties style:font-name="Nada" fo:font-size="32pt" fo:font-weight="bold" style:font-size-asian="32pt" style:font-weight-asian="bold" style:font-size-complex="32pt" style:font-weight-complex="bold"/>
    </style:style>
    <style:style style:name="P4" style:family="paragraph" style:parent-style-name="Standard">
      <style:paragraph-properties fo:margin-top="0cm" fo:margin-bottom="0cm" fo:line-height="100%" fo:text-align="center" style:justify-single-word="false"/>
      <style:text-properties style:font-name="Nada" fo:font-size="16pt" fo:font-weight="bold" style:font-size-asian="16pt" style:font-weight-asian="bold" style:font-size-complex="16pt" style:font-weight-complex="bold"/>
    </style:style>
    <style:style style:name="P5" style:family="paragraph" style:parent-style-name="Standard">
      <style:paragraph-properties fo:margin-top="0cm" fo:margin-bottom="0cm" fo:line-height="100%" fo:text-align="justify" style:justify-single-word="false"/>
      <style:text-properties style:font-name="Arial"/>
    </style:style>
    <style:style style:name="P6" style:family="paragraph" style:parent-style-name="Standard">
      <style:paragraph-properties fo:margin-top="0cm" fo:margin-bottom="0cm" fo:line-height="100%" fo:text-align="start" style:justify-single-word="false"/>
      <style:text-properties style:font-name="Arial"/>
    </style:style>
    <style:style style:name="P7" style:family="paragraph" style:parent-style-name="Standard">
      <style:paragraph-properties fo:margin-top="0cm" fo:margin-bottom="0cm" fo:line-height="100%" fo:text-align="start" style:justify-single-word="false"/>
      <style:text-properties style:font-name="Arial" fo:font-weight="bold" style:font-weight-asian="bold" style:font-weight-complex="bold"/>
    </style:style>
    <style:style style:name="P8" style:family="paragraph" style:parent-style-name="Standard">
      <style:paragraph-properties fo:margin-top="0cm" fo:margin-bottom="0cm" fo:line-height="100%" fo:text-align="start" style:justify-single-word="false"/>
      <style:text-properties style:font-name="Arial"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Sistema</text:p>
      <text:p text:style-name="P3">N.E.R.D. da AAAMAT</text:p>
      <text:p text:style-name="P2"/>
      <text:p text:style-name="P2"/>
      <text:p text:style-name="P2"/>
      <text:p text:style-name="P4">Relatório sobre Levantamento de Requisitos</text:p>
      <text:p text:style-name="P2"/>
      <text:p text:style-name="P2"/>
      <text:p text:style-name="P2"/>
      <text:p text:style-name="P2">João Machini de Miranda</text:p>
      <text:p text:style-name="P2">Lucianna Thomaz Almeida</text:p>
      <text:p text:style-name="P2">Thiago Rodrigues Colucci</text:p>
      <text:p text:style-name="P2"/>
      <text:p text:style-name="P2"/>
      <text:p text:style-name="P2"/>
      <text:p text:style-name="P2"/>
      <text:p text:style-name="P2"/>
      <text:p text:style-name="P1">Engenharia de Software</text:p>
      <text:p text:style-name="P1">07/10/2009 <text:s text:c="8"/></text:p>
      <text:p text:style-name="P1">Versão 1 <text:s text:c="9"/></text:p>
      <text:p text:style-name="P1">Professor Gerosa </text:p>
      <text:p text:style-name="P1"/>
      <text:p text:style-name="P1"/>
      <text:p text:style-name="P5"><text:soft-page-break/></text:p>
      <text:p text:style-name="P7">Participação de cada membro do grupo</text:p>
      <text:p text:style-name="P6"/>
      <text:p text:style-name="P6"><text:tab/>Todos os membros do grupo participaram igualmente e integralmente de todas as partes do projeto até o momento. Além disso, os membros participaram da reunião semanal da atlética.</text:p>
      <text:p text:style-name="P6"/>
      <text:p text:style-name="P7">Organização</text:p>
      <text:p text:style-name="P7"/>
      <text:p text:style-name="P8"><text:tab/>Nos encontramos sempre na casa de um dos membros, geralmente nos finais de semana. </text:p>
      <text:p text:style-name="P8"><text:tab/>Para elaboração do documento de levantamento de requisitos o grupo se reuniu cinco vezes, somando um total aproximado de 30 horas. </text:p>
      <text:p text:style-name="P8"><text:tab/></text:p>
      <text:p text:style-name="P7">Dificuldades encontradas</text:p>
      <text:p text:style-name="P7"/>
      <text:p text:style-name="P7"><text:tab/><text:span text:style-name="T1">Um dos problemas que enfrentamos foi grande demanda de tempo que o trabalho exigiu. Durante um semestre com muitos trabalhos, listas e provas tivemos que fazer o trabalho durante os finais de semanas.</text:span></text:p>
      <text:p text:style-name="P8"/>
      <text:p text:style-name="P6"><text:span text:style-name="T1"><text:tab/>A primeira fase do projeto nos obrigou a levantar muitos requisitos do sistema de uma vez só. Dessa forma, gastamos muito tempo para tomar decisões sobre um sistema que só estava baseado em suposições. Ou seja, seria mais fácil enfrentar os problemas aos poucos do que ficar imaginando para criar um documento grande.</text:span></text:p>
      <text:p text:style-name="P6"><text:span text:style-name="T1"/></text:p>
      <text:p text:style-name="P6"><text:span text:style-name="T1"><text:tab/>Outro problema que encontramos foi a falta da definição de critério de avaliação. Não sabemos ao certo se cada fase terá uma nota ou se o projeto inteiro recebe uma nota. Em muitos momentos, ficamos pensando que, caso cada nota fosse separada, isso nos induziria a seguir um processo em cascata.</text:span></text:p>
      <text:p text:style-name="P6"><text:span text:style-name="T1"/></text:p>
      <text:p text:style-name="P6"><text:span text:style-name="T1"><text:tab/>A falta de material com exemplos e explicações quanto ao conteúdo de cada artefato, também foi um problema para o nosso grupo (principalmente nos artefatos relacionados aos casos de uso). Novamente a solução que encontramos foi trabalhar com suposições sobre os templates. </text:span></text:p>
      <text:p text:style-name="P6"><text:span text:style-name="T1"/></text:p>
      <text:p text:style-name="P7">Lições aprendidas</text:p>
      <text:p text:style-name="P7"/>
      <text:p text:style-name="P8"><text:tab/>A primeira das lições aprendidas foi descobrir o tamanho da demanda de tempo necessária para elaborar um documento desse porte. Muito provavelmente teriamos entregue todos os requisitos desta fase se tivessemos o desenvolvido de forma incremental. Ou seja, caso nós fossemos implementando as funcionalidades e mostrando algo sólido para o cliente regularmente, teriamos obtido um feedback mais tangível.</text:p>
      <text:p text:style-name="P8"/>
      <text:p text:style-name="P8"><text:tab/>Por outro lado, aprendemos uma maneira de colher e documentar requisitos de um sistema. Caso seja necessário, já tivemos um contato com uma de lidar com essa fase do desenvolvimento de software. Particularmente, achamos interessante os seguintes artefatos: dentro do artefato Visão, o quadro que intulamos de “Melhorar a Organização da AAAMAT”; e <text:s/>a descrição dos Casos de U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ada" svg:font-family="Nad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24T22:20:32</meta:creation-date>
    <dc:date>2009-10-24T23:25:14</dc:date>
    <meta:editing-duration>PT01H04M42S</meta:editing-duration>
    <meta:editing-cycles>8</meta:editing-cycles>
    <meta:generator>OpenOffice.org/3.0$Linux OpenOffice.org_project/300m15$Build-9379</meta:generator>
    <meta:document-statistic meta:table-count="0" meta:image-count="0" meta:object-count="0" meta:page-count="2" meta:paragraph-count="24" meta:word-count="398" meta:character-count="2568"/>
    <meta:user-defined meta:name="Info 1"/>
    <meta:user-defined meta:name="Info 2"/>
    <meta:user-defined meta:name="Info 3"/>
    <meta:user-defined meta:name="Info 4"/>
  </office:meta>
</office:document-meta>
</file>